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3398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2.0008in"/>
    </style:style>
    <style:style style:name="co10" style:family="table-column">
      <style:table-column-properties fo:break-before="auto" style:column-width="1.9138in"/>
    </style:style>
    <style:style style:name="co11" style:family="table-column">
      <style:table-column-properties fo:break-before="auto" style:column-width="1.957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DATA</text:p>
          </table:table-cell>
          <table:table-cell office:value-type="string">
            <text:p>TEMPLATE</text:p>
          </table:table-cell>
          <table:table-cell office:value-type="string">
            <text:p>Levico nat 12x1L</text:p>
          </table:table-cell>
          <table:table-cell office:value-type="string">
            <text:p>Levissima nat 12x1L lt:3290087108</text:p>
          </table:table-cell>
          <table:table-cell office:value-type="string">
            <text:p>Plose naturale 12x1L</text:p>
          </table:table-cell>
          <table:table-cell office:value-type="string">
            <text:p>Lissa nat 12x1L</text:p>
          </table:table-cell>
          <table:table-cell office:value-type="string">
            <text:p>Lissa lfr 12x1L</text:p>
          </table:table-cell>
          <table:table-cell office:value-type="string">
            <text:p>Lissa frz 12x1L</text:p>
          </table:table-cell>
          <table:table-cell office:value-type="string">
            <text:p>Lauretana nat12x1L</text:p>
          </table:table-cell>
          <table:table-cell office:value-type="string">
            <text:p>Pejo nat 12x1L lt:4091087501</text:p>
          </table:table-cell>
          <table:table-cell office:value-type="string">
            <text:p>Pejo lfr 12x1L lt:4119087501</text:p>
          </table:table-cell>
          <table:table-cell office:value-type="string">
            <text:p>Pejo frz 12x1L lt:4126087501</text:p>
          </table:table-cell>
        </table:table-row>
        <table:table-row table:style-name="ro2">
          <table:table-cell office:value-type="date" office:date-value="2019-12-01">
            <text:p>12/01/19</text:p>
          </table:table-cell>
          <table:table-cell office:value-type="string">
            <text:p>BALD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13/01/2019</text:p>
          </table:table-cell>
          <table:table-cell office:value-type="string">
            <text:p>BALD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14/01/2019</text:p>
          </table:table-cell>
          <table:table-cell office:value-type="string">
            <text:p>BALD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5/01/2019</text:p>
          </table:table-cell>
          <table:table-cell office:value-type="string">
            <text:p>BALDA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1/13/2019</text:date>, <text:time>11:37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Bortolato</meta:initial-creator>
    <meta:creation-date>2019-01-13T11:33:22.75</meta:creation-date>
    <dc:date>2019-01-13T11:37:04.13</dc:date>
    <dc:creator>Michele Bortolato</dc:creator>
    <meta:editing-duration>PT3M42S</meta:editing-duration>
    <meta:editing-cycles>2</meta:editing-cycles>
    <meta:generator>OpenOffice/4.1.5$Win32 OpenOffice.org_project/415m1$Build-9789</meta:generator>
    <meta:document-statistic meta:table-count="3" meta:cell-count="60" meta:object-count="0"/>
  </office:meta>
</office:document-meta>
</file>